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officeooo:paragraph-rsid="00091d38" style:font-size-asian="11pt" style:font-size-complex="11pt"/>
    </style:style>
    <style:style style:name="P2" style:family="paragraph" style:parent-style-name="Standard">
      <style:text-properties fo:font-size="11pt" officeooo:paragraph-rsid="0007b668" style:font-size-asian="11pt" style:font-size-complex="11pt"/>
    </style:style>
    <style:style style:name="P3" style:family="paragraph" style:parent-style-name="Standard">
      <style:text-properties fo:font-size="11pt" fo:font-style="italic" officeooo:paragraph-rsid="00091d38" style:font-size-asian="11pt" style:font-style-asian="italic" style:font-size-complex="11pt" style:font-style-complex="italic"/>
    </style:style>
    <style:style style:name="P4" style:family="paragraph" style:parent-style-name="Standard">
      <style:text-properties fo:font-size="11pt" fo:font-style="normal" officeooo:paragraph-rsid="00091d38" style:font-size-asian="11pt" style:font-style-asian="normal" style:font-size-complex="11pt" style:font-style-complex="normal"/>
    </style:style>
    <style:style style:name="P5" style:family="paragraph" style:parent-style-name="Standard">
      <style:text-properties fo:font-size="11pt" fo:font-style="normal" officeooo:paragraph-rsid="000d4ac8" style:font-size-asian="11pt" style:font-style-asian="normal" style:font-size-complex="11pt" style:font-style-complex="normal"/>
    </style:style>
    <style:style style:name="P6" style:family="paragraph" style:parent-style-name="Standard">
      <style:text-properties fo:font-size="11pt" fo:font-style="normal" style:text-underline-style="solid" style:text-underline-width="auto" style:text-underline-color="font-color" officeooo:paragraph-rsid="000afc61" style:font-size-asian="11pt" style:font-style-asian="normal" style:font-size-complex="11pt" style:font-style-complex="normal"/>
    </style:style>
    <style:style style:name="P7" style:family="paragraph" style:parent-style-name="Standard">
      <style:text-properties fo:font-size="11pt" style:text-underline-style="solid" style:text-underline-width="auto" style:text-underline-color="font-color" officeooo:paragraph-rsid="00091d38" style:font-size-asian="11pt" style:font-size-complex="11pt"/>
    </style:style>
    <style:style style:name="P8" style:family="paragraph" style:parent-style-name="Standard">
      <style:text-properties fo:font-size="11pt" fo:font-weight="bold" officeooo:paragraph-rsid="0007b668" style:font-size-asian="11pt" style:font-weight-asian="bold" style:font-size-complex="11pt" style:font-weight-complex="bold"/>
    </style:style>
    <style:style style:name="T1" style:family="text">
      <style:text-properties officeooo:rsid="0007b668"/>
    </style:style>
    <style:style style:name="T2" style:family="text">
      <style:text-properties officeooo:rsid="00091d38"/>
    </style:style>
    <style:style style:name="T3" style:family="text">
      <style:text-properties fo:font-style="italic" officeooo:rsid="00091d38" style:font-style-asian="italic" style:font-style-complex="italic"/>
    </style:style>
    <style:style style:name="T4" style:family="text">
      <style:text-properties fo:font-style="italic" officeooo:rsid="000d4ac8" style:font-style-asian="italic" style:font-style-complex="italic"/>
    </style:style>
    <style:style style:name="T5" style:family="text">
      <style:text-properties officeooo:rsid="00094e7a"/>
    </style:style>
    <style:style style:name="T6" style:family="text">
      <style:text-properties officeooo:rsid="000afc61"/>
    </style:style>
    <style:style style:name="T7" style:family="text">
      <style:text-properties officeooo:rsid="000b527d"/>
    </style:style>
    <style:style style:name="T8" style:family="text">
      <style:text-properties officeooo:rsid="000d4ac8"/>
    </style:style>
    <style:style style:name="T9" style:family="text">
      <style:text-properties fo:font-size="10pt" officeooo:rsid="000d4ac8" style:font-size-asian="10pt" style:font-size-complex="10pt"/>
    </style:style>
    <style:style style:name="T10" style:family="text">
      <style:text-properties fo:font-size="10pt" officeooo:rsid="00094e7a"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Derzeitige Lösung</text:span></text:p>
      <text:p text:style-name="P2"><text:span text:style-name="T1"/></text:p>
      <text:p text:style-name="P1"><text:span text:style-name="T1">Es gibt verschiedene Ansätze für die Lösung der beschriebenen Probleme im Zeitmanagement.</text:span></text:p>
      <text:p text:style-name="P1"><text:span text:style-name="T2">Zwei dieser Lösungsansätze haben wir genauer betrachtet.</text:span></text:p>
      <text:p text:style-name="P2"><text:span text:style-name="T1"/></text:p>
      <text:p text:style-name="P7"><text:span text:style-name="T2">To-Do-Liste:</text:span></text:p>
      <text:p text:style-name="P2"><text:span text:style-name="T1"><text:s/></text:span></text:p>
      <text:p text:style-name="P2"><text:span text:style-name="T6">Die To-Do-Liste kann in verschiedene</text:span><text:span text:style-name="T7">n</text:span><text:span text:style-name="T6"> Form</text:span><text:span text:style-name="T7">en</text:span><text:span text:style-name="T6"> geschrieben werden z.B. Zettel, Flipchart, Tafel oder Applikation. Auf der To-Do-Liste</text:span><text:span text:style-name="T2"> </text:span><text:span text:style-name="T1">werden die anstehenden Aufgaben, Verantwortlichkeiten und zeitliche</text:span><text:span text:style-name="T6">n</text:span><text:span text:style-name="T1"> Fristen festgehalten. </text:span><text:span text:style-name="T6">Erledigte Aufgaben werden abgehakt.</text:span><text:span text:style-name="T1"> </text:span><text:span text:style-name="T7">Um Prioritäten zu definieren könnte die Eisenhower-Methode Abhilfe schaffen</text:span><text:span text:style-name="T1">, bei der Aufgaben in einer Matrix 4 Typen zugeordnet werden mit de</text:span><text:span text:style-name="T7">r</text:span><text:span text:style-name="T1"> </text:span><text:span text:style-name="T7">Spalte</text:span><text:span text:style-name="T1"> Dringlichkeit </text:span><text:span text:style-name="T7">und der Zeile</text:span><text:span text:style-name="T1"> Wichtigkeit.</text:span></text:p>
      <text:p text:style-name="P2"><text:span text:style-name="T1">Ein Problem beider Methoden ist das Zustandsänderungen der Aufgaben (z.B. Zeitpunkt der Erledigung) nicht erfasst werden. </text:span><text:span text:style-name="T7">Außerdem müssen wiederkehrende Aufgaben immer wieder neu aufgeschrieben werden, wenn sie abgehakt wurden.</text:span></text:p>
      <text:p text:style-name="P2"><text:span text:style-name="T1"/></text:p>
      <text:p text:style-name="P7"><text:span text:style-name="T2">Getting Things Done (GTD):</text:span></text:p>
      <text:p text:style-name="P1"><text:span text:style-name="T2"><text:s/></text:span></text:p>
      <text:p text:style-name="P1"><text:span text:style-name="T3">„Hauptprinzip der Methode ist, dass der Nutzer alle seine anstehenden Tätigkeiten in einem Verwaltungssystem notiert und dadurch den Kopf frei hat für Wichtigeres, nämlich die Erledigung der aktuellen Aufgabe, ohne befürchten zu müssen, andere Aufgaben zu vergessen. „ </text:span><text:span text:style-name="T4">- Wikipedia</text:span></text:p>
      <text:p text:style-name="P3"><text:span text:style-name="T2"/></text:p>
      <text:p text:style-name="P4"><text:span text:style-name="T2">Bei GTD werden kontextbezogene Aufgabenlisten erstellt, unterschieden werden dabei die eigentlichen Aufgaben und Termine(Aufgaben mit Frist). Termine werden in einem Kalender notiert. </text:span></text:p>
      <text:p text:style-name="P4"><text:span text:style-name="T2">In einem festgelegten Rhythmus (z.B. wöchentlich) werden die Kontextlisten überprüft und angepasst.</text:span></text:p>
      <text:p text:style-name="P4"><text:span text:style-name="T2">Neue Aufgaben werden als Elemente im Eingang gesammelt und von dort in die Kontextlisten eingebunden. Aufgaben die aus mehr als einer Tätigkeit bestehen, werden dabei Projekte genannt. Um den Fluss des Projektes zu gewährleisten wird der nächste durchführbare Schritt formuliert.</text:span></text:p>
      <text:p text:style-name="P4"><text:span text:style-name="T2">Als Grundregel gilt das jede Tätigkeit die in weniger als 2 Minuten zu erledigen ist, sofort erledigt wird (2-Minuten-Regel).</text:span></text:p>
      <text:p text:style-name="P5"><text:span text:style-name="T5">Ein Nachteil dieses Systems ist die fehlende Priorisierung, es ist also nicht sofort erkennbar was als nächstes getan werden muss. Des Weiteren sind alle Aufgaben mit mehr als 2 Tätigkeiten Projekte, eine weitere Unterscheidung gibt es nicht. Das führt dazu das sowohl eine einfache Aufgabe wie abwaschen (spülen und abtrocknen) auf einer „Ebene“ stehen würde wie die Durchführung des Mittelstufenprojektes</text:span></text:p>
      <text:p text:style-name="P5"><text:span text:style-name="T5"/></text:p>
      <text:p text:style-name="P5"><text:span text:style-name="T9">Quellen: wikipedia.de - </text:span><text:a xlink:type="simple" xlink:href="http://simplivest.de/wp-content/uploads/2008/11/eisenhower-methode-to-do-liste.jpg"><text:span text:style-name="T9">http://simplivest.de/wp-content/uploads/2008/11/eisenhower-methode-to-do-liste.jpg</text:span></text:a><text:span text:style-name="T10"> </text:span><text:span text:style-name="T9">- </text:span><text:a xlink:type="simple" xlink:href="http://www.todo-liste.de/"><text:span text:style-name="T9">http://www.todo-liste.d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8T20:39:33.23</meta:creation-date>
    <dc:date>2014-02-28T22:03:24.05</dc:date>
    <meta:editing-duration>PT6M29S</meta:editing-duration>
    <meta:editing-cycles>1</meta:editing-cycles>
    <meta:document-statistic meta:table-count="0" meta:image-count="0" meta:object-count="0" meta:page-count="1" meta:paragraph-count="16" meta:word-count="311" meta:character-count="2385" meta:non-whitespace-character-count="2085"/>
    <meta:generator>LibreOffice/3.6$Windows_x86 LibreOffice_project/5b93205-6e6b3fc-7830f6d-c08ad66-1d9bf4</meta:generator>
  </office:meta>
</office:document-meta>
</file>